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color="#009900"/>
    </style:style>
    <style:style style:name="T6" style:family="text">
      <style:text-properties fo:color="#0099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rden </text:span><text:span text:style-name="T1">4</text:span><text:span text:style-name="T1"> </text:span><text:s/><text:span text:style-name="T1"><text:s/>,Max=</text:span><text:span text:style-name="T1">3</text:span><text:span text:style-name="T1">, min= </text:span><text:span text:style-name="T1">1</text:span><text:span text:style-name="T1">{(M/2)-1</text:span></text:p>
      <text:p text:style-name="P3">política izquierda </text:p>
      <text:p text:style-name="P1"><text:span text:style-name="T1">Arbol </text:span><text:span text:style-name="T1">B</text:span></text:p>
      <text:p text:style-name="P3"/>
      <text:p text:style-name="P1"><text:span text:style-name="T1">2:</text:span><text:span text:style-name="T1">0(110)1(140)3</text:span><text:span text:style-name="T1">(208)4</text:span></text:p>
      <text:p text:style-name="P1"><text:span text:style-name="T1">0:(28) 1:(122)(123) 3:</text:span><text:span text:style-name="T1">(164) (182) (193) <text:s/>4: (314)(360) (470) </text:span></text:p>
      <text:p text:style-name="P3">******************************************************</text:p>
      <text:p text:style-name="P2">+210 <text:span text:style-name="T1"><text:s/><text:tab/><text:tab/><text:tab/><text:tab/><text:tab/><text:tab/></text:span><text:span text:style-name="T1">7:</text:span><text:span text:style-name="T1"> </text:span><text:span text:style-name="T1">2</text:span><text:span text:style-name="T1">(208)</text:span><text:span text:style-name="T1">6</text:span></text:p>
      <text:p text:style-name="P1"><text:span text:style-name="T1">2:0(110)1(140)3 <text:s/>6:4(360)5 <text:s text:c="7"/></text:span><text:span text:style-name="T6">CORRECTO</text:span></text:p>
      <text:p text:style-name="P3"/>
      <text:p text:style-name="P1"><text:span text:style-name="T1">0:(28) 1:(122)(123) 3:</text:span><text:span text:style-name="T1">(164) (182) (193) <text:s/>4:</text:span><text:span text:style-name="T1">(210)</text:span><text:span text:style-name="T1">(314) </text:span><text:span text:style-name="T1">5:(470)</text:span></text:p>
      <text:p text:style-name="P3"/>
      <text:p text:style-name="P2"><text:span text:style-name="T1">L2,L4,OVERFLOW,Se crea nodo 5,E4,E5,PROMOCIONA EL 360,OVERFLOW,SE CREA NODO 6,E2,E6,SE CREA NODO 7,E7 <text:s text:c="5"/></text:span><text:span text:style-name="T6">CORRECTO</text:span></text:p>
      <text:p text:style-name="P5"/>
      <text:p text:style-name="P1"><text:span text:style-name="T1">(210)</text:span><text:span text:style-name="T1">(314) <text:s text:c="2"/></text:span><text:span text:style-name="T3">(360) </text:span><text:span text:style-name="T1"><text:s text:c="2"/>(470)</text:span></text:p>
      <text:p text:style-name="P1"><text:span text:style-name="T1">0(110)1(140)3 <text:s/></text:span><text:span text:style-name="T3">(208)</text:span><text:span text:style-name="T1"> <text:s/>4(360)5</text:span></text:p>
      <text:p text:style-name="P3">******************************************************</text:p>
      <text:p text:style-name="P2"><text:span text:style-name="T2">+165</text:span><text:span text:style-name="T1"> <text:s text:c="101"/></text:span><text:span text:style-name="T6">CORRECTO</text:span></text:p>
      <text:p text:style-name="P1"><text:span text:style-name="T1">7:2</text:span><text:span text:style-name="T1">(208)</text:span><text:span text:style-name="T1">6</text:span></text:p>
      <text:p text:style-name="P3"/>
      <text:p text:style-name="P1"><text:span text:style-name="T1">2:</text:span><text:span text:style-name="T1">0(110)1(140)3</text:span><text:span text:style-name="T1">(182)8</text:span><text:span text:style-name="T1"> <text:s text:c="5"/>6:4(360)5</text:span></text:p>
      <text:p text:style-name="P3"/>
      <text:p text:style-name="P1"><text:span text:style-name="T1">0:(28) 1:(122)(123) 3:(164) </text:span><text:span text:style-name="T1">(165)</text:span><text:span text:style-name="T1"> </text:span><text:span text:style-name="T1">8:</text:span><text:span text:style-name="T1">(193)</text:span><text:span text:style-name="T1"> <text:s/>4:</text:span><text:span text:style-name="T1">(210)</text:span><text:span text:style-name="T1">(314) </text:span><text:span text:style-name="T1">5:(470)</text:span></text:p>
      <text:p text:style-name="P3"/>
      <text:p text:style-name="P2"><text:span text:style-name="T1">L7,L2,L3,OVERFLOW,SE CREA NODO 8,E3,E8,E2 <text:s text:c="3"/></text:span><text:span text:style-name="T6">CORRECTO</text:span></text:p>
      <text:p text:style-name="P1"><text:span text:style-name="T1">(164) </text:span><text:span text:style-name="T1">(165) <text:s text:c="2"/></text:span><text:span text:style-name="T3">(182)</text:span><text:span text:style-name="T1"> <text:s/>(193)</text:span></text:p>
      <text:p text:style-name="P3">******************************************************</text:p>
      <text:p text:style-name="P2"><text:span text:style-name="T2">-28</text:span><text:span text:style-name="T1"> <text:s text:c="100"/></text:span><text:span text:style-name="T6">ERROR DE COPIADO</text:span></text:p>
      <text:p text:style-name="P1"><text:span text:style-name="T1">7:2</text:span><text:span text:style-name="T1">(208)</text:span><text:span text:style-name="T1">6</text:span></text:p>
      <text:p text:style-name="P3"/>
      <text:p text:style-name="P1"><text:span text:style-name="T1">2:0(</text:span><text:span text:style-name="T6">112</text:span><text:span text:style-name="T1">)1(140)3(182)8 <text:s text:c="5"/>6:4(360)5</text:span></text:p>
      <text:p text:style-name="P3"/>
      <text:p text:style-name="P1"><text:span text:style-name="T1">0:(</text:span><text:span text:style-name="T1">110</text:span><text:span text:style-name="T1">) 1:(</text:span><text:span text:style-name="T1">123</text:span><text:span text:style-name="T1">) 3:(164) </text:span><text:span text:style-name="T1">(165)</text:span><text:span text:style-name="T1"> </text:span><text:span text:style-name="T1">8:</text:span><text:span text:style-name="T1">(193)</text:span><text:span text:style-name="T1"> <text:s/>4:</text:span><text:span text:style-name="T1">(210)</text:span><text:span text:style-name="T1">(314) </text:span><text:span text:style-name="T1">5:(470)</text:span></text:p>
      <text:p text:style-name="P3"/>
      <text:p text:style-name="P2"><text:span text:style-name="T1">L7,L2,L0,UNDERFLOW,L1,CASO EXCEPCIONAL REDISTRIBUYO CON HERMANO DERECHO, Promociona el 112,E0,E1,E2 <text:s text:c="7"/></text:span><text:span text:style-name="T6">CORRECTO</text:span></text:p>
      <text:p text:style-name="P5"/>
      <text:p text:style-name="P2"><text:span text:style-name="T1">110 </text:span><text:span text:style-name="T3">112</text:span><text:span text:style-name="T1"> 123</text:span></text:p>
      <text:p text:style-name="P5"/>
      <text:p text:style-name="P3">******************************************************</text:p>
      <text:p text:style-name="P2"><text:span text:style-name="T2">-110</text:span><text:span text:style-name="T1"> <text:s text:c="93"/></text:span><text:span text:style-name="T6"><text:s/>ARRASTRA ERROR DE COPIADO</text:span></text:p>
      <text:p text:style-name="P1"><text:span text:style-name="T1">7:2</text:span><text:span text:style-name="T1">(208)</text:span><text:span text:style-name="T1">6</text:span></text:p>
      <text:p text:style-name="P3"/>
      <text:p text:style-name="P1"><text:span text:style-name="T1">2:</text:span><text:span text:style-name="T1">0(140)3</text:span><text:span text:style-name="T1">(182)8</text:span><text:span text:style-name="T1"> <text:s text:c="5"/>6:4(360)5</text:span></text:p>
      <text:p text:style-name="P3"/>
      <text:p text:style-name="P1"><text:span text:style-name="T1">0:(</text:span><text:span text:style-name="T6">112</text:span><text:span text:style-name="T1">)(123) <text:s/>3:(164) (165) 8:(193) <text:s/>4:(210)(314) 5:(470)</text:span></text:p>
      <text:p text:style-name="P3"/>
      <text:p text:style-name="P2"><text:soft-page-break/><text:span text:style-name="T1">L7,L2,L0,UNDERFLOW,L1,CASO EXCEPCIONA REDISTRIBUYO CON HERMANO DERECHO, IMPOSIBLE REDISTRIBUIR FUSION, E0,SE LIBERA NODO 1,E2, <text:s text:c="2"/></text:span><text:span text:style-name="T6">CORRECTO</text:span></text:p>
      <text:p text:style-name="P5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dc:date>2020-08-06T17:38:41.32</dc:date>
    <meta:editing-duration>PT8M53S</meta:editing-duration>
    <meta:editing-cycles>2</meta:editing-cycles>
    <meta:document-statistic meta:table-count="0" meta:image-count="0" meta:object-count="0" meta:page-count="2" meta:paragraph-count="32" meta:word-count="130" meta:character-count="1659"/>
  </office:meta>
</office:document-meta>
</file>